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Text_20_body" style:list-style-name="L1">
      <style:paragraph-properties fo:margin-top="0in" fo:margin-bottom="0in"/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Random clas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3, 2021 (11:27:5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nipulating-two-arrays-at-the-same-time"/>Manipulating Two Arrays at the Same Time<text:bookmark-end text:name="manipulating-two-arrays-at-the-same-time"/></text:h>
      <text:p text:style-name="First_20_paragraph">This problem combines random number generation with arrays. The <text:span text:style-name="NormalTok">Random</text:span> class from the C# standard library can be used to generate random numbers in any given range. Here is an example of how to use it to generate 15 random numbers:</text:p>
      <text:p text:style-name="P1">Random myRandomObject = new Random(); <text:s text:c="4"/>//Instantiate a Random object</text:p>
      <text:p text:style-name="P2">int randNum, i = 0;</text:p>
      <text:p text:style-name="P3">while (i &lt; 15)</text:p>
      <text:p text:style-name="P4">{</text:p>
      <text:p text:style-name="P5"><text:s text:c="4"/>randNum = myRandomObject.Next(1, 11); //Generate a random number between 1 and 10</text:p>
      <text:p text:style-name="P6"><text:s text:c="4"/>Console.WriteLine(randNum); <text:s text:c="10"/>//Display the random number</text:p>
      <text:p text:style-name="P7"><text:s text:c="4"/>i++;</text:p>
      <text:p text:style-name="P8">}</text:p>
      <text:p text:style-name="First_20_paragraph">Using a Random object like this, write a program that</text:p>
      <text:list text:style-name="L1">
        <text:list-item>
          <text:p text:style-name="P9">declares two arrays of <text:span text:style-name="DataTypeTok">int</text:span> of size <text:span text:style-name="DecValTok">8</text:span>,</text:p>
        </text:list-item>
        <text:list-item>
          <text:p text:style-name="P9">initializes the values of the first array with random numb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,</text:p>
        </text:list-item>
        <text:list-item>
          <text:p text:style-name="P9">initializes the values of second array with random numb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,</text:p>
        </text:list-item>
        <text:list-item>
          <text:p text:style-name="P9">displays the contents of the two arrays in a table, and, for each index, a letter indicating whether the first array “won” or “lost” a contest with the second array: “W” if the value in the first array is greater than the value in the second array, “T” if they are equal, and “L” if it is lesser.</text:p>
        </text:list-item>
      </text:list>
      <text:p text:style-name="First_20_paragraph">An example execution of this program would display:</text:p>
      <text:p text:style-name="P10">0 <text:s text:c="6"/>8 <text:s text:c="6"/>L</text:p>
      <text:p text:style-name="P11">5 <text:s text:c="6"/>3 <text:s text:c="6"/>W</text:p>
      <text:p text:style-name="P12">3 <text:s text:c="6"/>3 <text:s text:c="6"/>T</text:p>
      <text:p text:style-name="P13">1 <text:s text:c="6"/>2 <text:s text:c="6"/>L</text:p>
      <text:p text:style-name="P14">3 <text:s text:c="6"/>1 <text:s text:c="6"/>W</text:p>
      <text:p text:style-name="P15">9 <text:s text:c="6"/>0 <text:s text:c="6"/>W</text:p>
      <text:p text:style-name="P16">9 <text:s text:c="6"/>0 <text:s text:c="6"/>W</text:p>
      <text:p text:style-name="P17">1 <text:s text:c="6"/>5 <text:s text:c="6"/>L</text:p>
      <text:p text:style-name="First_20_paragraph">In this example, the first array contains “0 5 3 1 3 9 9 1” and the second contains “8 3 3 2 1 0 0 5”.</text:p>
      <text:h text:style-name="Heading_20_1" text:outline-level="1"><text:bookmark-start text:name="a-guessing-game"/>A Guessing Game<text:bookmark-end text:name="a-guessing-game"/></text:h>
      <text:p text:style-name="First_20_paragraph">Write a program that</text:p>
      <text:list text:style-name="L2">
        <text:list-item>
          <text:p text:style-name="P18">Stores a random number in a variable.</text:p>
        </text:list-item>
        <text:list-item>
          <text:p text:style-name="P18">Asks the user to enter a numerical value, and stores the user’s answer in a variable.</text:p>
        </text:list-item>
        <text:list-item>
          <text:p text:style-name="P18">With an <text:span text:style-name="KeywordTok">if</text:span> statement, displays on the screen “You guessed correctly” if the number entered by the user is your favorite number.</text:p>
        </text:list-item>
        <text:list-item>
          <text:p text:style-name="P18">Once this part of the program works, add an <text:span text:style-name="KeywordTok">if</text:span> statement that displays on the screen “Too high!” if the number entered by the user is strictly greater than your favorite number.</text:p>
        </text:list-item>
        <text:list-item>
          <text:p text:style-name="P18">Once this part of the program works, add an <text:span text:style-name="KeywordTok">if</text:span> statement that displays on the screen “Too low!” if the number entered by the user is strictly lower than your favorite number.</text:p>
        </text:list-item>
        <text:list-item>
          <text:p text:style-name="P18">Once this part of the program works, add an <text:span text:style-name="KeywordTok">if</text:span> statement that displays on the screen “You found a multiple of my favorite number!” if the number entered by the user is a multiple of your favorite number, but different from it.</text:p>
        </text:list-item>
      </text:list>
      <text:p text:style-name="First_20_paragraph">You can adjust your program so that e.g. if the user enters a number that is at the same time higher and a multiple of your favorite number, only one message is displayed.</text:p>
      <text:p text:style-name="Text_20_body">A solution is proposed <text:a xlink:type="simple" xlink:href="GuessingGame.zip" office:name=""><text:span text:style-name="Definition">in this archive</text:span></text:a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Random clas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4T03:28:05Z</meta:creation-date>
    <dc:date>2021-06-24T03:28:05Z</dc:date>
    <meta:user-defined meta:name="date" meta:value-type="string">June  23, 2021 (11:27:5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</mn>
</math>
</file>

<file path=Formula-4/content.xml><?xml version="1.0" encoding="utf-8"?>
<math xmlns="http://www.w3.org/1998/Math/MathML" display="inline">
  <mn>0</mn>
</math>
</file>

<file path=Formula-6/content.xml><?xml version="1.0" encoding="utf-8"?>
<math xmlns="http://www.w3.org/1998/Math/MathML" display="inline">
  <mn>9</mn>
</math>
</file>